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text-properties officeooo:paragraph-rsid="001e2d90"/>
    </style:style>
    <style:style style:name="P2" style:family="paragraph" style:parent-style-name="Standard">
      <style:paragraph-properties fo:text-align="start" style:justify-single-word="false"/>
      <style:text-properties officeooo:paragraph-rsid="001e2d90"/>
    </style:style>
    <style:style style:name="P3" style:family="paragraph" style:parent-style-name="Standard">
      <style:paragraph-properties fo:text-align="start" style:justify-single-word="false"/>
      <style:text-properties style:text-underline-style="solid" style:text-underline-width="auto" style:text-underline-color="font-color" officeooo:paragraph-rsid="001e2d90"/>
    </style:style>
    <style:style style:name="T1" style:family="text">
      <style:text-properties officeooo:rsid="001e2d90"/>
    </style:style>
    <style:style style:name="T2" style:family="text">
      <style:text-properties style:text-underline-style="none" officeooo:rsid="001e2d9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Quito, 03 de mayo del 2013</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2"><text:span text:style-name="T1">Señor.</text:span></text:p>
      <text:p text:style-name="P2"><text:span text:style-name="T1">Ing. Guillermo Vaca</text:span></text:p>
      <text:p text:style-name="P2"><text:span text:style-name="T1">Vicerrector del Ispade</text:span></text:p>
      <text:p text:style-name="P2"><text:span text:style-name="T1"/></text:p>
      <text:p text:style-name="P2"><text:span text:style-name="T1">Presente.</text:span></text:p>
      <text:p text:style-name="P2"><text:span text:style-name="T1"/></text:p>
      <text:p text:style-name="P2"><text:span text:style-name="T1"/></text:p>
      <text:p text:style-name="P2"><text:span text:style-name="T1">Yo Eduardo Vinicio Villota </text:span><text:span text:style-name="T2">Montenegro con CI: 1722919725, estudiante de la carrera Análisis de Sistemas, </text:span><text:span text:style-name="T1">solicito a usted de la manera más comedida se extienda el plazo para la entrega de mi trabajo de fin de carrera mismo que se encuentra vencido. La razón del retraso es laboral ya que fui incluido en un proyecto en el que no espera a participar impidiéndome desarrollar mi trabajo, adjunto el nuevo cronograma de desarrollo del trabajo.</text:span></text:p>
      <text:p text:style-name="P2"><text:span text:style-name="T1"/></text:p>
      <text:p text:style-name="P2"><text:span text:style-name="T1"/></text:p>
      <text:p text:style-name="P2"><text:span text:style-name="T1"/></text:p>
      <text:p text:style-name="P2"><text:span text:style-name="T1">Esperando una favorable respuesta me despido.</text:span></text:p>
      <text:p text:style-name="P3"><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Atentamente.<text:tab/><text:tab/><text:tab/><text:tab/><text:tab/></text:span></text:p>
      <text:p text:style-name="P2"><text:span text:style-name="T1"/></text:p>
      <text:p text:style-name="P2"><text:span text:style-name="T1"/></text:p>
      <text:p text:style-name="P2"><text:span text:style-name="T1"/></text:p>
      <text:p text:style-name="P2"><text:span text:style-name="T1">Estudiante:<text:tab/><text:tab/><text:tab/><text:tab/><text:tab/><text:tab/><text:tab/>Tutor ISPADE</text:span></text:p>
      <text:p text:style-name="P2"><text:span text:style-name="T1"/></text:p>
      <text:p text:style-name="P2"><text:span text:style-name="T1"/></text:p>
      <text:p text:style-name="P2"><text:span text:style-name="T1">Eduardo Villota<text:tab/><text:tab/><text:tab/><text:tab/><text:tab/><text:tab/>Ing. Armando Guilcap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uardo Villota</meta:initial-creator>
    <meta:creation-date>2013-05-02T14:09:58</meta:creation-date>
    <dc:date>2013-05-02T14:26:26</dc:date>
    <dc:creator>Eduardo Villota</dc:creator>
    <meta:editing-duration>P0D</meta:editing-duration>
    <meta:editing-cycles>1</meta:editing-cycles>
    <meta:document-statistic meta:table-count="0" meta:image-count="0" meta:object-count="0" meta:page-count="1" meta:paragraph-count="10" meta:word-count="103" meta:character-count="656" meta:non-whitespace-character-count="547"/>
    <meta:generator>LibreOffice/4.0.2.2$Linux_x86 LibreOffice_project/400m0$Build-2</meta:generator>
  </office:meta>
</office:document-meta>
</file>